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Look this up<text:line-break/>AGE- He was like 86 at the time of his death- but he's been in that simulation for like 200 years (people refer to him as grandfather but he's more like great great great grandfather) <text:line-break/>PLACE OF BIRTH- The hantonese asteroid belt<text:line-break/>CURRENT LOCATION- Currently uploaded as a captain's simulation, arguably get's downloaded into the mind of Stone<text:line-break/>NATIONALITY- Hantonese (new long BAO) </text:p>
      <text:p text:style-name="P1">EDUCATION- The education of a ship's captain<text:line-break/>OCCUPATION- Hantonese warlord<text:line-break/>INCOME- At the empire's heigths they were rolling in money and ships and land and all kinds of stuff. <text:line-break/>HEIGHT- large man 6' 2” stocky and <text:a xlink:type="simple" xlink:href="https://qph.cf2.quoracdn.net/main-qimg-2b0167a609a0a5b9919c7326b403ff66-lq" text:style-name="Internet_20_link" text:visited-style-name="Visited_20_Internet_20_Link">https://qph.cf2.quoracdn.net/main-qimg-2b0167a609a0a5b9919c7326b403ff66-lq</text:a></text:p>
      <text:p text:style-name="P1"><text:line-break/>EYE COLOR- green piercing one blue<text:line-break/>HAIR COLOR- black<text:line-break/>BUILD-stocky and muscular see link above<text:line-break/>DISTINGUISHING FEATURES- his smile and kind face, his <text:line-break/>PREFERED OUTFIT- the hantonese have captains uniforms that are kind of han solo meets the east. In the simulation they are in the ancient silks and cool robes and such<text:line-break/>GLASSES – doesn't wear them. <text:line-break/>ACCESSORIES- bow, axe, laser weapons of some sort. <text:line-break/>GROOMING (dishelved, smart put together, untidy but clean, other explain)<text:line-break/><text:line-break/>DISTINGUISHING TICS AND MANNERISMS- speaks slowly and deliberatly. He is also very keen on foods. Eats all the time. <text:line-break/>HEALTH DO THE SUFFER FROM ILLNESS?- no illness healthy as an ox. <text:line-break/>HANDWRITING- Cool hantonese scritpt<text:line-break/>GAIT(Confident, powerful strides Lazy stroll Fast, walks at a clip Distracted, eyes on the ground Other? If so, explain: )</text:p>
      <text:p text:style-name="P1">Walks fast and powerful<text:line-break/><text:line-break/>Style of speech (elevated, educated, peppered with slang, etc.): Speaks like an old grandfather, and is always asking about if people are hungry, if they <text:soft-page-break/>have enough to do, how they are. </text:p>
      <text:p text:style-name="P1"/>
      <text:p text:style-name="P1">Tempo of speech (rapid, slow, measured, drawl, etc.): - Measured and contained. <text:line-break/>Do they have an accent yes or no- Yes they have an accent when speaking the english. Chinese etc no.</text:p>
      <text:p text:style-name="P1"/>
      <text:p text:style-name="P1">PITCH MOLODIC GRAVELLY DEEP ECT</text:p>
      <text:p text:style-name="P1">Deep pitch he's a big dude. </text:p>
      <text:p text:style-name="P1"/>
      <text:p text:style-name="P1">POSTURE (Stiff, military Slouching Casual and relaxed ‘Turtle’, tired Other? If so, explain: )- Military. The whole hantonese have really strict code of rules <text:line-break/><text:line-break/>The Yasa also addressed and reflected Mongol cultural and lifestyle norms. Death via decapitation was the most common punishment unless the offender was of noble blood, when the offender would be killed by way of back-breaking, without shedding blood. Even minor offenses were punishable by death. For example, a soldier would be put to death if he did not pick up something that fell from the person in front of him. Those favoured by the Khan were often given preferential treatment within the system of law and were allowed several chances before being punished.</text:p>
      <text:p text:style-name="P1"/>
      <text:p text:style-name="P1">GESTURING(Only when agitated or eager Doesn’t gesture Compulsive “hand-talker” Controlled, only to make a point Other? If so, explain )<text:line-break/><text:line-break/>Level of Eye Contact (direct shifty etc)- Direct eye contact <text:line-break/><text:line-break/>SPEECH IMPEDIMENTS- none<text:line-break/><text:line-break/>DISTINGUISHING SPEECH TICS- always talking about the next meal- always interested in the ways of the other person<text:line-break/><text:line-break/>PREFERED CURSE WORD- <text:s/>normal curses, drinking things<text:line-break/><text:line-break/>CATCHPHRASES- the people are the way of the life<text:line-break/><text:soft-page-break/><text:line-break/>LAUGHTER WHAT DO THE TEND TO FIND FUNNY?- They love long stories and campfire song, he likes court magicians, and hunts follies, <text:line-break/><text:line-break/>DESCRIBE THEIR SMILE- big and beaming. Tobbacco stained, </text:p>
      <text:p text:style-name="P1"/>
      <text:p text:style-name="P1">EMOTIVE? EMOTIONS ON THEIR SLEEVE HOW EASLITY CAN OTHERS READ THEMSELVES</text:p>
      <text:p text:style-name="P1">He shows no emotions. Except the false calm of the sea with depth beneath. Looks like a happy grandfather. </text:p>
      <text:p text:style-name="P1"><text:line-break/><text:line-break/>They have a resting ______ face. Angel Side-eye Neutral Confused Other? If so, explain: </text:p>
      <text:p text:style-name="P1">Side eye<text:line-break/><text:line-break/>PART 2 – THE FLESH<text:line-break/>Definition how your character is a product of their environment. <text:line-break/>Similar to: the character bio and backstory. <text:line-break/>2.1 THE PAST<text:line-break/><text:line-break/>HOMETOWN- Grew up incredibly poor. Warring groups amongs the clans made for hard hard people. Small wheat village on the stepe. <text:line-break/>TYPE OF CHILDHOOD(NEGLECTED sheltered etc.)- Not neglected but the mother and father were super busy and needed the help. Laser lance? <text:line-break/>EDUCATION- The hard way. Didn't get true education until he was a man. Tried really hard and learned lots, english, the rules of captain ship. Etc. <text:line-break/><text:line-break/>Were they involved in organizations and clubs at school? </text:p>
      <text:p text:style-name="P1">Sports, model un other debate drama gay straight alliance</text:p>
      <text:p text:style-name="P1">No... no clubs for this one. Tending the flock of the space area. <text:line-break/><text:line-break/>At Graduation there were named most likely to ____________ in the yearbook. <text:s/>Not applicable. <text:line-break/><text:line-break/>JOBS if applicable what would their resume look like. - A shepherd. A <text:soft-page-break/>weapon smith, a cook, a ships captain. A ruler of a huge swath of the galaxy<text:line-break/><text:line-break/>DREAM JOB as a Child? Why?- Always loved to be a cook. Warmth, food, expiramentation<text:line-break/><text:line-break/>Who were their role models growing up? Describe them – Father, Mother, The weapon smith- the ships captain they worked under. <text:line-break/><text:line-break/>Greatest Regret- their first wife dying. Wished they could make that not the case. <text:line-break/><text:line-break/>Hobbies Growing up- they loved to make little clay soldiers on the banks of the rivers. Play in the mud</text:p>
      <text:p text:style-name="P1"/>
      <text:p text:style-name="P1">Favorite palce to be as a child- The warm banks of the river. Exploring, fishing, these were good times. </text:p>
      <text:p text:style-name="P1"/>
      <text:p text:style-name="P1">if they could change one thing from their past what would it be and WHY? - They would have better understood the threat of the company- what they were yoking themselves to- that certain threats couldn't be overcome with sheer force. That the nations should never be devided. <text:line-break/><text:line-break/>Major turning points or life beats in childhood- Start as poor peasants- on lands that are ruled by horse peoples. No better than chattle. Then they are apprenticed to a metal smith. Making parts. Working in iron. The metal smith see's what a smart kid he is and realizes the boy would never make it onto a ship until it is too late. Helps him side step into a cook role. Helps to be made an incredible cook and is taken on a captain's ship- From there the captain makes a mistake and get's a big chunk of the crew killed. He can take over from there. </text:p>
      <text:p text:style-name="P1"/>
      <text:p text:style-name="P1">Earliest Memory- fishing on the river banks of the warm and wonderful river. Playing in the mud. <text:line-break/><text:line-break/>Saddest Memory – Mother and father dying. At the hands of a local horse lord? <text:line-break/><text:soft-page-break/><text:line-break/>Happiest Memory- Getting to be a cook. Getting to be at the helm of a space ship. Marrying his first wife. <text:line-break/><text:line-break/>Clearest Memory – The first shout of all the people gathered as one. To make him leader. <text:line-break/><text:line-break/>What are the skeltons in the closet? - That he didn't see the tendrils of the corporation for what it was. <text:line-break/><text:line-break/>THREE ADJECTIVES TO DESCRIVE THEM AS A CHILD? Strong, smart, tough<text:line-break/><text:line-break/>WHAT ADVICE WOULD THEY GIVE TO THEIR YONGER SELF? - To kill things that are unkillable (the corp)<text:line-break/><text:line-break/>CRIMINAL RECORD</text:p>
      <text:p text:style-name="P1">Well he has never crossed the yassa, but he is an internationally wanted criminal by the corporation and other bodies. <text:line-break/><text:line-break/>2.2 FAMILY <text:line-break/><text:line-break/>FATHER- poor pesant <text:s/>dead. Good father but died young. <text:line-break/>AGE IF LIVING? OCCUPATION<text:line-break/>BRIEFLY DESCIVE THEIR RELATIONSHIP WITH YOUR CHARACTER_ </text:p>
      <text:p text:style-name="P1"/>
      <text:p text:style-name="Standard"><text:span text:style-name="T1">MOTHER same as father. <text:line-break/>AGE IF LIVING<text:line-break/>OCCUPATION<text:line-break/>BRIEFLY DESCRIVE THEIR RELATIONSHIP WIT YOUR CHARACTER <text:line-break/>SIBLINGS none. <text:line-break/>HOW MANY?<text:line-break/>NAMES AGES <text:line-break/>RELATIONSHIP WITH YOUR CHARACTER <text:line-break/></text:span><text:soft-page-break/><text:span text:style-name="T1"><text:line-break/>CHILDREN IF APPLICABLE- Tons. Had a vast harem and many wives. Children that were all subject to the hard but fair laws. <text:line-break/>HOW MANY<text:line-break/>WHAT ARE THEIR NAMES AGES ETC<text:line-break/>BRIEFLY DESCRIBE THEIR RELATIONSHIP WITH YOUR CHARACTER – good captains in their own right. <text:line-break/><text:line-break/>EXTENDED FAMILY- see's the people as their extended family. <text:line-break/>GRANDPARENTS<text:line-break/>UNCLES<text:line-break/>AUNTS<text:line-break/>COUSINS<text:line-break/>OTHER<text:line-break/><text:line-break/>FAMILY ECONOMIC STATUS- suuuuuper poor. Until they weren't <text:line-break/>HOW OFTEN DO THEY SEE THEIR FAMILY IN A YEAR- they see their family often. All the people gather once a year. Multiple gatherings <text:line-break/><text:line-break/>2.3 EXTERNAL RELATIONSHIPS</text:span></text:p>
      <text:p text:style-name="P1">Closest Friends describe them: - there are lots of captains that really respect them. <text:line-break/>ENEMIES Describe them- The norse, the Kader Rieich, the company. </text:p>
      <text:p text:style-name="P1"/>
      <text:p text:style-name="P1">HOW ARE THEY PERCIEVED:<text:line-break/> BY STRANGERS IN THE STREET?- Oh shit there goes the captain of them all the great one the mighty Grandfather. <text:line-break/>ACQUANTANCES AT WORK FUNCTION? - as wise, willing to learn, with great judgement. </text:p>
      <text:p text:style-name="P1">COLLEAGUES IN THE OFFICE?- As seeing many ways to do things, listening and trying ot collaberatively find the best options. Harsh but fair. <text:line-break/>AUTHORITY FIGURES?- As a threat, as a stupid lunk at first, then as a capapble student. <text:line-break/>FRIENDS IN THEIR FRIEND CIRCLES? As a man who always has a big meal, laughs and stories to tell, a joker and a prankster. <text:line-break/>CHILDREN?- Candy and a shoulder to ride on. Making kites and fun things <text:soft-page-break/>to do. <text:line-break/>THE OPPOSITE SEX? - as a wild threat and something that can be tamed. </text:p>
      <text:p text:style-name="Standard"><text:span text:style-name="T1">EXTENDED FAMILY?- a provider and protector. <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span></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soft-pag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What or who bores them? <text:line-break/><text:line-break/>What makes them angry?</text:p>
      <text:p text:style-name="P1"><text:line-break/>What do they look for in a person? <text:s/><text:line-break/><text:line-break/><text:soft-pag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5T14:06:01.93</meta:creation-date>
    <dc:date>2023-02-15T15:39:52.25</dc:date>
    <dc:creator>Blake Stanger</dc:creator>
    <meta:editing-duration>PT1H33M49S</meta:editing-duration>
    <meta:editing-cycles>2</meta:editing-cycles>
    <meta:generator>OpenOffice/4.1.11$Win32 OpenOffice.org_project/4111m1$Build-9808</meta:generator>
    <meta:document-statistic meta:table-count="0" meta:image-count="0" meta:object-count="0" meta:page-count="9" meta:paragraph-count="48" meta:word-count="1758" meta:character-count="10449"/>
  </office:meta>
</office:document-meta>
</file>